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ew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iew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Tag.setLocale( String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Tag.setProperties( UIComponent compon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View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Tag.doStartTag( String namespaceURI , String localName , String qName , Attributes at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iewTag.doEndTag( String namespaceURI , String localName , String q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